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42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4.311cm"/>
    </style:style>
    <style:style style:name="co6" style:family="table-column">
      <style:table-column-properties fo:break-before="auto" style:column-width="4.12cm"/>
    </style:style>
    <style:style style:name="co7" style:family="table-column">
      <style:table-column-properties fo:break-before="auto" style:column-width="4.9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36"/>
    <style:style style:name="ce3" style:family="table-cell" style:parent-style-name="Default" style:data-style-name="N36"/>
    <style:style style:name="ce4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GMP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table:number-columns-repeated="2"/>
          <table:table-cell table:formula="of:=SUM([.C3:.C100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  <table:table-cell table:number-columns-repeated="5"/>
        </table:table-row>
        <table:table-row table:style-name="ro1">
          <table:table-cell table:style-name="ce3" office:value-type="date" office:date-value="2025-09-18" calcext:value-type="date">
            <text:p>2025-09-18</text:p>
          </table:table-cell>
          <table:table-cell office:value-type="string" calcext:value-type="string">
            <text:p>https://discord.com/channels/143215582458806273/1418039871540432966/141840887110959519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table table:name="Flintlock Influence" table:style-name="ta1">
        <table:table-column table:style-name="co2" table:default-cell-style-name="ce3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2:.C1000])" office:value-type="float" office:value="11" calcext:value-type="float">
            <text:p>11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Chips conversion</text:p>
          </table:table-cell>
          <table:table-cell table:formula="of:=3+2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Bookkeeping 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5" calcext:value-type="date">
            <text:p>2025-10-15</text:p>
          </table:table-cell>
          <table:table-cell office:value-type="string" calcext:value-type="string">
            <text:p>Creative Writing: Hunter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pitfire IIb Influence" table:style-name="ta1">
        <table:table-column table:style-name="co2" table:default-cell-style-name="ce3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3:.C1000])" office:value-type="float" office:value="12" calcext:value-type="float">
            <text:p>12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Chips conversion</text:p>
          </table:table-cell>
          <table:table-cell table:formula="of:=1+1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Bookkeeping 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Game 4: You Can Lead a Boat to Wat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Lifestyle discount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Taxes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date" office:date-value="2025-10-06" calcext:value-type="date">
            <text:p>2025-10-06</text:p>
          </table:table-cell>
          <table:table-cell office:value-type="string" calcext:value-type="string">
            <text:p>Creative Writing: Icarus’ Remind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08" calcext:value-type="date">
            <text:p>2025-10-08</text:p>
          </table:table-cell>
          <table:table-cell office:value-type="string" calcext:value-type="string">
            <text:p>Creative Writing: Fish out of Wa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09" calcext:value-type="date">
            <text:p>2025-10-09</text:p>
          </table:table-cell>
          <table:table-cell office:value-type="string" calcext:value-type="string">
            <text:p>IC App: This Is Not a Place of Hon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0" calcext:value-type="date">
            <text:p>2025-10-10</text:p>
          </table:table-cell>
          <table:table-cell office:value-type="string" calcext:value-type="string">
            <text:p>IC App: Fómhar Dub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4" calcext:value-type="date">
            <text:p>2025-10-14</text:p>
          </table:table-cell>
          <table:table-cell office:value-type="string" calcext:value-type="string">
            <text:p>IC App: The Revolution Will Be Monetiz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7" calcext:value-type="date">
            <text:p>2025-10-17</text:p>
          </table:table-cell>
          <table:table-cell office:value-type="string" calcext:value-type="string">
            <text:p>IC App: Rags are Rich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8" calcext:value-type="date">
            <text:p>2025-10-18</text:p>
          </table:table-cell>
          <table:table-cell office:value-type="string" calcext:value-type="string">
            <text:p>Creative Writing: A Rigger’s Guide to Matrix Secur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9" calcext:value-type="date">
            <text:p>2025-10-19</text:p>
          </table:table-cell>
          <table:table-cell office:value-type="string" calcext:value-type="string">
            <text:p>Game 5: Rags are Rich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0-19" calcext:value-type="date">
            <text:p>2025-10-19</text:p>
          </table:table-cell>
          <table:table-cell office:value-type="string" calcext:value-type="string">
            <text:p>Game 5: Stream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20" calcext:value-type="date">
            <text:p>2025-10-20</text:p>
          </table:table-cell>
          <table:table-cell office:value-type="string" calcext:value-type="string">
            <text:p>Gear Discount: Chemical Gland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date" office:date-value="2025-10-21" calcext:value-type="date">
            <text:p>2025-10-21</text:p>
          </table:table-cell>
          <table:table-cell office:value-type="string" calcext:value-type="string">
            <text:p>IC App: Sailing on the Seas of Chee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22" calcext:value-type="date">
            <text:p>2025-10-22</text:p>
          </table:table-cell>
          <table:table-cell office:value-type="string" calcext:value-type="string">
            <text:p>IC App: On a Mission of Merc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23" calcext:value-type="date">
            <text:p>2025-10-23</text:p>
          </table:table-cell>
          <table:table-cell office:value-type="string" calcext:value-type="string">
            <text:p>IC App: Rat in the Pip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date" office:date-value="2025-10-27" calcext:value-type="date">
            <text:p>2025-10-27</text:p>
          </table:table-cell>
          <table:table-cell office:value-type="string" calcext:value-type="string">
            <text:p>Game 6: Rat in the Pip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" office:value-type="date" office:date-value="2025-10-27" calcext:value-type="date">
            <text:p>2025-10-27</text:p>
          </table:table-cell>
          <table:table-cell office:value-type="string" calcext:value-type="string">
            <text:p>KS: Government Procedures 0 → 1</text:p>
          </table:table-cell>
          <table:table-cell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7">0000-00-00</text:date>, <text:time style:data-style-name="N2" text:time-value="12:26:11.8756126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0-27T12:26:50.226698758</dc:date>
    <meta:editing-duration>PT1H32M5S</meta:editing-duration>
    <meta:editing-cycles>20</meta:editing-cycles>
    <meta:generator>LibreOffice/25.2.6.2$Linux_X86_64 LibreOffice_project/520$Build-2</meta:generator>
    <meta:document-statistic meta:table-count="3" meta:cell-count="90" meta:object-count="0"/>
  </office:meta>
</office:document-meta>
</file>